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" fo:font-size="12pt" fo:font-weight="normal" officeooo:rsid="002e78cf" officeooo:paragraph-rsid="0018683c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text-position="0% 100%" style:font-name="Liberation Serif" fo:font-size="12pt" fo:font-weight="normal" officeooo:rsid="00300cde" officeooo:paragraph-rsid="0018683c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text-position="0% 100%" style:font-name="Liberation Serif" fo:font-size="12pt" fo:font-weight="normal" officeooo:rsid="006cc5db" officeooo:paragraph-rsid="0018683c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text-position="0% 100%" style:font-name="Liberation Serif" fo:font-size="12pt" fo:font-weight="bold" officeooo:rsid="002e78cf" officeooo:paragraph-rsid="0018683c" style:font-size-asian="10.5pt" style:font-weight-asian="bold" style:font-size-complex="12pt" style:font-weight-complex="bold"/>
    </style:style>
    <style:style style:name="P5" style:family="paragraph" style:parent-style-name="Standard">
      <style:text-properties style:text-position="0% 100%" fo:font-size="12pt" fo:font-weight="bold" officeooo:rsid="006cc5db" officeooo:paragraph-rsid="0018683c" style:font-size-asian="10.5pt" style:font-weight-asian="bold" style:font-size-complex="12pt" style:font-weight-complex="bold"/>
    </style:style>
    <style:style style:name="P6" style:family="paragraph" style:parent-style-name="Standard">
      <style:text-properties style:text-position="0% 100%" fo:font-size="12pt" fo:font-weight="normal" officeooo:rsid="006cc5db" officeooo:paragraph-rsid="0018683c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text-position="0% 100%" fo:font-size="12pt" fo:font-weight="normal" officeooo:rsid="002e78cf" officeooo:paragraph-rsid="0018683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bold" officeooo:rsid="002e78cf" officeooo:paragraph-rsid="0018683c" style:font-size-asian="10.5pt" style:font-weight-asian="bold" style:font-size-complex="12pt" style:font-weight-complex="bold"/>
    </style:style>
    <style:style style:name="T1" style:family="text">
      <style:text-properties officeooo:rsid="0018683c"/>
    </style:style>
    <style:style style:name="T2" style:family="text">
      <style:text-properties officeooo:rsid="00620e36"/>
    </style:style>
    <style:style style:name="T3" style:family="text">
      <style:text-properties fo:font-weight="bold" officeooo:rsid="0018683c" style:font-weight-asian="bold" style:font-weight-complex="bold"/>
    </style:style>
    <style:style style:name="T4" style:family="text">
      <style:text-properties style:text-position="0% 100%" style:font-name="Liberation Serif" officeooo:rsid="00300cde"/>
    </style:style>
    <style:style style:name="T5" style:family="text">
      <style:text-properties style:text-position="0% 100%" style:font-name="Liberation Serif" officeooo:rsid="0030a287"/>
    </style:style>
    <style:style style:name="T6" style:family="text">
      <style:text-properties style:text-position="0% 100%" style:font-name="Liberation Serif" officeooo:rsid="0018683c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371f65"/>
    </style:style>
    <style:style style:name="T9" style:family="text">
      <style:text-properties style:font-name="Liberation Serif1" officeooo:rsid="0018683c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053a08e" style:font-weight-asian="bold" style:font-weight-complex="bold"/>
    </style:style>
    <style:style style:name="T12" style:family="text">
      <style:text-properties style:font-name="Liberation Serif" fo:font-weight="bold" officeooo:rsid="0018683c" style:font-weight-asian="bold" style:font-weight-complex="bold"/>
    </style:style>
    <style:style style:name="T13" style:family="text">
      <style:text-properties officeooo:rsid="0062acd0"/>
    </style:style>
    <style:style style:name="T14" style:family="text">
      <style:text-properties officeooo:rsid="002e78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3">CODES OF IMAGE COMPRESSION ALGORITHMS ONBOARD THAPARSAT:</text:span></text:p>
      <text:p text:style-name="Standard"/>
      <text:p text:style-name="P4"><text:span text:style-name="T1">1) </text:span>Algoithm for Whole-matrix compression in <text:s/>C:</text:p>
      <text:p text:style-name="P1"/>
      <text:p text:style-name="P1"># include &lt;stdio.h&gt;</text:p>
      <text:p text:style-name="P1"># include &lt;math.h&gt;</text:p>
      <text:p text:style-name="P1">float psi(float j,int k,float x){</text:p>
      <text:p text:style-name="P1"><text:s text:c="4"/>if(((x*pow(2,j))-k)&gt;=0&amp;&amp;((x*pow(2,j))-k)&lt;=1) return pow(2,(int)(j));</text:p>
      <text:p text:style-name="P1"><text:s text:c="4"/>else return 0;</text:p>
      <text:p text:style-name="P1">}</text:p>
      <text:p text:style-name="P1">float phi(float j,int k,float x){</text:p>
      <text:p text:style-name="P1"><text:s text:c="4"/>if(((x*pow(2,j))-k)&gt;=0&amp;&amp;(((x*pow(2,j))-k))&lt;0.5) return <text:s/>pow(2,(int)(j));</text:p>
      <text:p text:style-name="P1"><text:s text:c="4"/>else if(((x*pow(2,j))-k)&gt;0.5&amp;&amp;((x*pow(2,j))-k)&lt;=1) return -1* pow(2,(int)(j));</text:p>
      <text:p text:style-name="P1"><text:s text:c="4"/>else return 0;</text:p>
      <text:p text:style-name="P1">}</text:p>
      <text:p text:style-name="P1">int main(void){</text:p>
      <text:p text:style-name="P1"><text:s text:c="4"/>int n;</text:p>
      <text:p text:style-name="P1"><text:s text:c="4"/>printf("Enter the order of Normalized Haar matrix\n");</text:p>
      <text:p text:style-name="P1"><text:s text:c="4"/>scanf("%d",&amp;n);</text:p>
      <text:p text:style-name="P1"><text:s text:c="4"/>float arr[n][n];</text:p>
      <text:p text:style-name="P1"><text:s text:c="4"/>float n_ = 1/(float)n;</text:p>
      <text:p text:style-name="P1"><text:s text:c="4"/>/*for(int y=0;y&lt;n;y++){</text:p>
      <text:p text:style-name="P1"><text:s text:c="8"/>for(int z=0;z&lt;n;z++){</text:p>
      <text:p text:style-name="P1"><text:s text:c="12"/>arr[y][z]=0;</text:p>
      <text:p text:style-name="P1"><text:s text:c="8"/>}</text:p>
      <text:p text:style-name="P1"><text:s text:c="4"/>}*/</text:p>
      <text:p text:style-name="P1"><text:s text:c="4"/>int j=0;int k=0;int y=0;int z=0;float w=0;float x=0;</text:p>
      <text:p text:style-name="P1"><text:s text:c="4"/>while(z&lt;n&amp;&amp;w&lt;1){</text:p>
      <text:p text:style-name="P1"><text:s text:c="8"/>x = (w+((z+1)*n_))/2;</text:p>
      <text:p text:style-name="P1"><text:s text:c="8"/>arr[0][z] = (psi(j,k,x)*(n_));</text:p>
      <text:p text:style-name="P1"><text:s text:c="8"/>z++;</text:p>
      <text:p text:style-name="P1"><text:s text:c="8"/>w = w+(n_);</text:p>
      <text:p text:style-name="P1"><text:s text:c="4"/>}</text:p>
      <text:p text:style-name="P1"><text:s text:c="4"/>y=1;</text:p>
      <text:p text:style-name="P1"><text:s text:c="4"/>while((j&lt;n||k&lt;pow(2,j))&amp;&amp;y&lt;n){</text:p>
      <text:p text:style-name="P1"><text:s text:c="8"/>w=0;z=0;</text:p>
      <text:p text:style-name="P1"><text:s text:c="8"/>while(z&lt;n&amp;&amp;w&lt;1){</text:p>
      <text:p text:style-name="P1"><text:s text:c="12"/>x = (w+((z+1)*n_))/2;</text:p>
      <text:p text:style-name="P1"><text:s text:c="12"/>arr[y][z] = (phi(j,k,x)*(n_));</text:p>
      <text:p text:style-name="P1"><text:s text:c="12"/>z++;</text:p>
      <text:p text:style-name="P1"><text:s text:c="12"/>w = w+n_;</text:p>
      <text:p text:style-name="P1"><text:s text:c="8"/>}</text:p>
      <text:p text:style-name="P1"><text:s text:c="8"/>k++;</text:p>
      <text:p text:style-name="P1"><text:s text:c="8"/>if(j&gt;=n||k&gt;=pow(2,j)){</text:p>
      <text:p text:style-name="P1"><text:s text:c="12"/>k=0;</text:p>
      <text:p text:style-name="P1"><text:s text:c="12"/>j++;</text:p>
      <text:p text:style-name="P1"><text:s text:c="8"/>}</text:p>
      <text:p text:style-name="P1"><text:s text:c="8"/>y++;</text:p>
      <text:p text:style-name="P1"><text:s text:c="4"/>}</text:p>
      <text:p text:style-name="P1"><text:s text:c="4"/>float trans_arr[n][n];</text:p>
      <text:p text:style-name="P1"><text:s text:c="4"/>for(int y=0;y&lt;n;y++){</text:p>
      <text:p text:style-name="P1"><text:s text:c="8"/>for(int z=0;z&lt;n;z++){</text:p>
      <text:p text:style-name="P1"><text:soft-page-break/><text:s text:c="12"/>trans_arr[z][y] = arr[y][z];</text:p>
      <text:p text:style-name="P1"><text:s text:c="8"/>}</text:p>
      <text:p text:style-name="P1"><text:s text:c="4"/>}</text:p>
      <text:p text:style-name="P1"><text:s text:c="4"/>/*for(int y=0;y&lt;n;y++){</text:p>
      <text:p text:style-name="P1"><text:s text:c="8"/>for(int z=0;z&lt;n;z++){</text:p>
      <text:p text:style-name="P1"><text:s text:c="12"/>printf("%f\t",arr[y][z]);</text:p>
      <text:p text:style-name="P1"><text:s text:c="8"/>}</text:p>
      <text:p text:style-name="P1"><text:s text:c="8"/>printf("\n");</text:p>
      <text:p text:style-name="P1"><text:s text:c="4"/>}</text:p>
      <text:p text:style-name="P1"><text:s text:c="4"/>printf("\n");</text:p>
      <text:p text:style-name="P1"><text:s text:c="4"/>for(int y=0;y&lt;n;y++){</text:p>
      <text:p text:style-name="P1"><text:s text:c="8"/>for(int z=0;z&lt;n;z++){</text:p>
      <text:p text:style-name="P1"><text:s text:c="12"/>printf("%f\t",trans_arr[y][z]);</text:p>
      <text:p text:style-name="P1"><text:s text:c="8"/>}</text:p>
      <text:p text:style-name="P1"><text:s text:c="8"/>printf("\n");</text:p>
      <text:p text:style-name="P1"><text:s text:c="4"/>}*/</text:p>
      <text:p text:style-name="P1"><text:s text:c="4"/>//printf("\nEnter the input matrix:\n");</text:p>
      <text:p text:style-name="P1"><text:s text:c="4"/>FILE *flp;</text:p>
      <text:p text:style-name="P1"><text:s text:c="4"/>flp = fopen("<text:span text:style-name="T2">FILE LOCATION</text:span>","r");</text:p>
      <text:p text:style-name="P1"><text:s text:c="4"/>if(flp==NULL){</text:p>
      <text:p text:style-name="P1"><text:s text:c="8"/>printf("File cant be opened\n");</text:p>
      <text:p text:style-name="P1"><text:s text:c="8"/>return 1;</text:p>
      <text:p text:style-name="P1"><text:s text:c="4"/>}</text:p>
      <text:p text:style-name="P1"><text:s text:c="4"/>int A[n][n];</text:p>
      <text:p text:style-name="P1"><text:s text:c="4"/>for(int y=0;y&lt;n;y++){</text:p>
      <text:p text:style-name="P1"><text:s text:c="8"/>for(int z=0;z&lt;n;z++){</text:p>
      <text:p text:style-name="P1"><text:s text:c="12"/>fscanf(flp,"%d",&amp;A[y][z]);</text:p>
      <text:p text:style-name="P1"><text:s text:c="8"/>}</text:p>
      <text:p text:style-name="P1"><text:s text:c="4"/>}</text:p>
      <text:p text:style-name="P1"><text:s text:c="4"/>printf("\n");</text:p>
      <text:p text:style-name="P1"><text:s text:c="4"/>float HA[n][n];</text:p>
      <text:p text:style-name="P1"><text:s text:c="4"/>int x1,x2,y1,y2;</text:p>
      <text:p text:style-name="P1"><text:s text:c="4"/>for(x1=0;x1&lt;n;x1++){</text:p>
      <text:p text:style-name="P1"><text:s text:c="8"/>for(y1=0;y1&lt;n;y1++){</text:p>
      <text:p text:style-name="P1"><text:s text:c="12"/>HA[x1][y1] = 0;</text:p>
      <text:p text:style-name="P1"><text:s text:c="8"/>}</text:p>
      <text:p text:style-name="P1"><text:s text:c="4"/>}</text:p>
      <text:p text:style-name="P1"><text:s text:c="4"/>for(x1=0;x1&lt;n;x1++){</text:p>
      <text:p text:style-name="P1"><text:s text:c="8"/>for(y2=0;y2&lt;n;y2++){</text:p>
      <text:p text:style-name="P1"><text:s text:c="12"/>for(x2=0,y1=0;x2&lt;n&amp;&amp;y1&lt;n;x2++,y1++){</text:p>
      <text:p text:style-name="P1"><text:s text:c="16"/>HA[x1][y2] = HA[x1][y2]+((arr[x1][y1])*(A[x2][y2]));</text:p>
      <text:p text:style-name="P1"><text:s text:c="12"/>}</text:p>
      <text:p text:style-name="P1"><text:s text:c="8"/>}</text:p>
      <text:p text:style-name="P1"><text:s text:c="4"/>}</text:p>
      <text:p text:style-name="P1"><text:s text:c="4"/>/*printf("\n");</text:p>
      <text:p text:style-name="P1"><text:s text:c="4"/>for(int y=0;y&lt;n;y++){</text:p>
      <text:p text:style-name="P1"><text:s text:c="8"/>for(int z=0;z&lt;n;z++){</text:p>
      <text:p text:style-name="P1"><text:s text:c="12"/>printf("%f\t",HA[y][z]);</text:p>
      <text:p text:style-name="P1"><text:s text:c="8"/>}</text:p>
      <text:p text:style-name="P1"><text:s text:c="8"/>printf("\n");</text:p>
      <text:p text:style-name="P1"><text:s text:c="4"/>}*/</text:p>
      <text:p text:style-name="P1"><text:s text:c="4"/>float HAHT[n][n];</text:p>
      <text:p text:style-name="P1"><text:soft-page-break/><text:s text:c="4"/>for(x1=0;x1&lt;n;x1++){</text:p>
      <text:p text:style-name="P1"><text:s text:c="8"/>for(y1=0;y1&lt;n;y1++){</text:p>
      <text:p text:style-name="P1"><text:s text:c="12"/>HAHT[x1][y1] = 0;</text:p>
      <text:p text:style-name="P1"><text:s text:c="8"/>}</text:p>
      <text:p text:style-name="P1"><text:s text:c="4"/>}</text:p>
      <text:p text:style-name="P1"><text:s text:c="4"/>for(x1=0;x1&lt;n;x1++){</text:p>
      <text:p text:style-name="P1"><text:s text:c="8"/>for(y2=0;y2&lt;n;y2++){</text:p>
      <text:p text:style-name="P1"><text:s text:c="12"/>for(x2=0,y1=0;x2&lt;n&amp;&amp;y1&lt;n;x2++,y1++){</text:p>
      <text:p text:style-name="P1"><text:s text:c="16"/>HAHT[x1][y2] = HAHT[x1][y2]+((HA[x1][y1])*(trans_arr[x2][y2]));</text:p>
      <text:p text:style-name="P1"><text:s text:c="12"/>}</text:p>
      <text:p text:style-name="P1"><text:s text:c="8"/>}</text:p>
      <text:p text:style-name="P1"><text:s text:c="4"/>}</text:p>
      <text:p text:style-name="P1"><text:s text:c="4"/>FILE *fp;</text:p>
      <text:p text:style-name="P1"><text:s text:c="4"/>fp = fopen("<text:span text:style-name="T2">FILE LOCATION</text:span>","w");</text:p>
      <text:p text:style-name="P1"><text:s text:c="4"/>if(fp==NULL){</text:p>
      <text:p text:style-name="P1"><text:s text:c="8"/>printf("File cant be opened\n");</text:p>
      <text:p text:style-name="P1"><text:s text:c="8"/>return 1;</text:p>
      <text:p text:style-name="P1"><text:s text:c="4"/>}</text:p>
      <text:p text:style-name="P1"><text:s text:c="4"/>//printf("\nCompressed matrix is:\n");</text:p>
      <text:p text:style-name="P1"><text:s text:c="4"/>for(int y=0;y&lt;n;y++){</text:p>
      <text:p text:style-name="P1"><text:s text:c="8"/>for(int z=0;z&lt;n;z++){</text:p>
      <text:p text:style-name="P1"><text:s text:c="12"/>float r = HAHT[y][z];</text:p>
      <text:p text:style-name="P1"><text:s text:c="12"/>int t = (int)r;</text:p>
      <text:p text:style-name="P1"><text:s text:c="12"/>if(r-t==0) fprintf(fp,"%d",(int)r);</text:p>
      <text:p text:style-name="P1"><text:s text:c="12"/>else if(r-t!=0&amp;&amp;r*10-t*10==0&amp;&amp;r*100-t*100==0&amp;&amp;r*1000-t*1000==0) fprintf(fp,"%0.1f\t",r);</text:p>
      <text:p text:style-name="P1"><text:s text:c="12"/>else if(r-t!=0&amp;&amp;r*10-t*10!=0&amp;&amp;r*100-t*100==0&amp;&amp;r*1000-t*1000==0) fprintf(fp,"%0.2f\t",r);</text:p>
      <text:p text:style-name="P1"><text:s text:c="12"/>else if(r-t!=0&amp;&amp;r*10-t*10!=0&amp;&amp;r*100-t*100!=0&amp;&amp;r*1000-t*1000==0) fprintf(fp,"%0.3f\t",r);</text:p>
      <text:p text:style-name="P1"><text:s text:c="12"/>else if(r-t!=0&amp;&amp;r*10-t*10!=0&amp;&amp;r*100-t*100!=0&amp;&amp;r*1000-t*1000!=0) fprintf(fp,"%0.4f\t",r);</text:p>
      <text:p text:style-name="P1"><text:s text:c="12"/>else if(r==0) fprintf(fp,"\t");</text:p>
      <text:p text:style-name="P1"><text:s text:c="8"/>}</text:p>
      <text:p text:style-name="P1"><text:s text:c="8"/>fprintf(fp,"\n");</text:p>
      <text:p text:style-name="P1"><text:s text:c="4"/>}</text:p>
      <text:p text:style-name="P1"><text:s text:c="4"/>fclose(fp);</text:p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<text:span text:style-name="T6">2) </text:span><text:span text:style-name="T4">Algoithm for </text:span><text:span text:style-name="T5">Batch</text:span><text:span text:style-name="T4">-</text:span><text:span text:style-name="T5">wise</text:span><text:span text:style-name="T4"> compression </text:span><text:span text:style-name="T5">of a matrix </text:span><text:span text:style-name="T4">in <text:s/>C:</text:span></text:p>
      <text:p text:style-name="P2"/>
      <text:p text:style-name="P2">#include &lt;stdio.h&gt;</text:p>
      <text:p text:style-name="P2">#include &lt;stdlib.h&gt;</text:p>
      <text:p text:style-name="P2">#include &lt;math.h&gt;</text:p>
      <text:p text:style-name="P2">int main()</text:p>
      <text:p text:style-name="P2">{</text:p>
      <text:p text:style-name="P2"><text:s text:c="4"/>int a,b;</text:p>
      <text:p text:style-name="P2"><text:s text:c="4"/>//printf("Enter the size of the image matrix\n");</text:p>
      <text:p text:style-name="P2"><text:s text:c="4"/>//scanf("%d %d",&amp;a,&amp;b);</text:p>
      <text:p text:style-name="P2"><text:s text:c="4"/>a = 568;b=568;</text:p>
      <text:p text:style-name="P2"><text:s text:c="4"/>//float **img = (float **) malloc(sizeof(float)*a*b);</text:p>
      <text:p text:style-name="P2"><text:s text:c="4"/>float img[a][b];</text:p>
      <text:p text:style-name="P2"><text:s text:c="4"/>//printf("Enter image matrix:\n");</text:p>
      <text:p text:style-name="P2"><text:s text:c="4"/>FILE *fp;</text:p>
      <text:p text:style-name="P2"><text:s text:c="4"/>fp = fopen(<text:span text:style-name="T14">("</text:span><text:span text:style-name="T2">FILE LOCATION</text:span><text:span text:style-name="T14">",</text:span>"r");</text:p>
      <text:p text:style-name="P2"><text:s text:c="4"/>for(int i=0;i&lt;a;i++){</text:p>
      <text:p text:style-name="P2"><text:s text:c="8"/>for(int j=0;j&lt;b;j++){</text:p>
      <text:p text:style-name="P2"><text:s text:c="12"/>fscanf(fp,"%f",&amp;img[i][j]);</text:p>
      <text:p text:style-name="P2"><text:s text:c="8"/>}</text:p>
      <text:p text:style-name="P2"><text:s text:c="4"/>}</text:p>
      <text:p text:style-name="P2"><text:s text:c="4"/>fclose(fp);</text:p>
      <text:p text:style-name="P2"><text:s text:c="4"/>float haar[8][8] = {{0.125,0.125,0.125,0.125,0.125,0.125,0.125,0.125},</text:p>
      <text:p text:style-name="P2"><text:s text:c="24"/>{0.125,0.125,0.125,0.125,-0.125,-0.125,-0.125,-0.125},</text:p>
      <text:p text:style-name="P2"><text:s text:c="24"/>{0.25,0.25,-0.25,-0.25,0,0,0,0},</text:p>
      <text:p text:style-name="P2"><text:s text:c="24"/>{0,0,0,0,0.25,0.25,-0.25,-0.25},</text:p>
      <text:p text:style-name="P2"><text:s text:c="24"/>{0.5,-0.5,0,0,0,0,0,0},</text:p>
      <text:p text:style-name="P2"><text:s text:c="24"/>{0,0,0.5,-0.5,0,0,0,0},</text:p>
      <text:p text:style-name="P2"><text:s text:c="24"/>{0,0,0,0,0.5,-0.5,0,0},</text:p>
      <text:p text:style-name="P2"><text:s text:c="24"/>{0,0,0,0,0,0,0.5,-0.5}};</text:p>
      <text:p text:style-name="P2"><text:s text:c="4"/>int x=0,y=0;</text:p>
      <text:p text:style-name="P2"><text:s text:c="4"/>float temp[8][8];</text:p>
      <text:p text:style-name="P2"><text:s text:c="4"/>while(x&lt;=a-8){</text:p>
      <text:p text:style-name="P2"><text:s text:c="4"/><text:tab/>y = 0;</text:p>
      <text:p text:style-name="P2"><text:s text:c="8"/>while(y&lt;=b-8){</text:p>
      <text:p text:style-name="P2"><text:s text:c="12"/>for(int i=x;i&lt;x+8;i++){</text:p>
      <text:p text:style-name="P2"><text:s text:c="16"/>for(int j=y;j&lt;y+8;j++){</text:p>
      <text:p text:style-name="P2"><text:s text:c="20"/>int k,l;</text:p>
      <text:p text:style-name="P2"><text:s text:c="20"/>temp[i%8][j%8] = 0;</text:p>
      <text:p text:style-name="P2"><text:s text:c="20"/>for(k=x,l=y;k&lt;x+8&amp;&amp;l&lt;y+8;k++,l++){</text:p>
      <text:p text:style-name="P2"><text:s text:c="24"/>temp[i%8][j%8] += haar[i%8][l%8]*img[k][j];</text:p>
      <text:p text:style-name="P2"><text:s text:c="20"/>}</text:p>
      <text:p text:style-name="P2"><text:s text:c="16"/>}</text:p>
      <text:p text:style-name="P2"><text:s text:c="12"/>}</text:p>
      <text:p text:style-name="P2"><text:s text:c="12"/>for(int i=x;i&lt;x+8;i++){</text:p>
      <text:p text:style-name="P2"><text:s text:c="12"/><text:tab/>for(int j=y;j&lt;y+8;j++){</text:p>
      <text:p text:style-name="P2"><text:s text:c="12"/><text:tab/><text:tab/>img[i][j] = temp[i%8][j%8];</text:p>
      <text:p text:style-name="P2"><text:s text:c="12"/><text:tab/>}</text:p>
      <text:p text:style-name="P2"><text:s text:c="12"/>}</text:p>
      <text:p text:style-name="P2"><text:s text:c="12"/>y = y+8;</text:p>
      <text:p text:style-name="P2"><text:s text:c="8"/>}</text:p>
      <text:p text:style-name="P2"><text:s text:c="8"/>x = x+8;</text:p>
      <text:p text:style-name="P2"><text:soft-page-break/><text:s text:c="4"/>}</text:p>
      <text:p text:style-name="P2"><text:s text:c="4"/>float haart[8][8] = {{0.125,0.125,0.25,0,0.5,0,0,0},</text:p>
      <text:p text:style-name="P2"><text:s text:c="25"/>{0.125,0.125,0.25,0,-0.5,0,0,0},</text:p>
      <text:p text:style-name="P2"><text:s text:c="25"/>{0.125,0.125,-0.25,0,0,0.5,0,0},</text:p>
      <text:p text:style-name="P2"><text:s text:c="25"/>{0.125,0.125,-0.25,0,0,-0.5,0,0},</text:p>
      <text:p text:style-name="P2"><text:s text:c="25"/>{0.125,-0.125,0,0.25,0,0,0.5,0},</text:p>
      <text:p text:style-name="P2"><text:s text:c="25"/>{0.125,-0.125,0,0.25,0,0,-0.5,0},</text:p>
      <text:p text:style-name="P2"><text:s text:c="25"/>{0.125,-0.125,0,-0.25,0,0,0,0.5},</text:p>
      <text:p text:style-name="P2"><text:s text:c="25"/>{0.125,-0.125,0,-0.25,0,0,0,-0.5}};</text:p>
      <text:p text:style-name="P2"><text:s text:c="4"/>x=0;</text:p>
      <text:p text:style-name="P2"><text:s text:c="4"/>y=0;</text:p>
      <text:p text:style-name="P2"><text:s text:c="4"/>while(x&lt;=a-8){</text:p>
      <text:p text:style-name="P2"><text:s text:c="4"/><text:tab/>y = 0;</text:p>
      <text:p text:style-name="P2"><text:s text:c="8"/>while(y&lt;=b-8){</text:p>
      <text:p text:style-name="P2"><text:s text:c="12"/>for(int i=x;i&lt;x+8;i++){</text:p>
      <text:p text:style-name="P2"><text:s text:c="16"/>for(int j=y;j&lt;y+8;j++){</text:p>
      <text:p text:style-name="P2"><text:s text:c="20"/>int k,l;</text:p>
      <text:p text:style-name="P2"><text:s text:c="20"/>temp[i%8][j%8] = 0;</text:p>
      <text:p text:style-name="P2"><text:s text:c="20"/>for(k=x,l=y;k&lt;x+8&amp;&amp;l&lt;y+8;k++,l++){</text:p>
      <text:p text:style-name="P2"><text:s text:c="24"/>temp[i%8][j%8] += img[i][l]*haart[k%8][j%8];</text:p>
      <text:p text:style-name="P2"><text:s text:c="20"/>}</text:p>
      <text:p text:style-name="P2"><text:s text:c="16"/>}</text:p>
      <text:p text:style-name="P2"><text:s text:c="12"/>}</text:p>
      <text:p text:style-name="P2"><text:s text:c="12"/>for(int i=x;i&lt;x+8;i++){</text:p>
      <text:p text:style-name="P2"><text:s text:c="12"/><text:tab/>for(int j=y;j&lt;y+8;j++){</text:p>
      <text:p text:style-name="P2"><text:s text:c="12"/><text:tab/><text:tab/>img[i][j] = temp[i%8][j%8];</text:p>
      <text:p text:style-name="P2"><text:s text:c="12"/><text:tab/>}</text:p>
      <text:p text:style-name="P2"><text:s text:c="12"/>}</text:p>
      <text:p text:style-name="P2"><text:s text:c="12"/>y = y+8;</text:p>
      <text:p text:style-name="P2"><text:s text:c="8"/>}</text:p>
      <text:p text:style-name="P2"><text:s text:c="8"/>x = x+8;</text:p>
      <text:p text:style-name="P2"><text:s text:c="4"/>}</text:p>
      <text:p text:style-name="P2"><text:s text:c="4"/>//printf("Compressed image matrix\n");</text:p>
      <text:p text:style-name="P2"><text:s text:c="4"/>fp = fopen(<text:span text:style-name="T14">("</text:span><text:span text:style-name="T2">FILE LOCATION</text:span><text:span text:style-name="T14">",</text:span>"w");</text:p>
      <text:p text:style-name="P2"><text:s text:c="4"/>for(int i=0;i&lt;a;i++){</text:p>
      <text:p text:style-name="P2"><text:s text:c="8"/>for(int j=0;j&lt;b;j++){</text:p>
      <text:p text:style-name="P2"><text:s text:c="12"/>if(fabs(img[i][j])-(int)(fabs(img[i][j]))&lt;0.001) fprintf(fp,"%d",(int)img[i][j]);</text:p>
      <text:p text:style-name="P2"><text:s text:c="12"/>else{</text:p>
      <text:p text:style-name="P2"><text:s text:c="12"/><text:tab/>if((fabs(img[i][j])*10)-(int)(fabs(img[i][j])*10)&lt;0.001) fprintf(fp,"%0.1f",img[i][j]);</text:p>
      <text:p text:style-name="P2"><text:s text:c="12"/><text:tab/>else{</text:p>
      <text:p text:style-name="P2"><text:s text:c="12"/><text:tab/><text:tab/>if((fabs(img[i][j])*100)-(int)(fabs(img[i][j])*100)&lt;0.001) fprintf(fp,"%0.2f",img[i][j]);</text:p>
      <text:p text:style-name="P2"><text:s text:c="12"/><text:tab/><text:tab/>else fprintf(fp,"%0.3f",img[i][j]);</text:p>
      <text:p text:style-name="P2"><text:s text:c="12"/><text:tab/>}</text:p>
      <text:p text:style-name="P2"><text:s text:c="12"/>}</text:p>
      <text:p text:style-name="P2"><text:s text:c="12"/>if(j!=b-1) fprintf(fp," ");</text:p>
      <text:p text:style-name="P2"><text:s text:c="8"/>}</text:p>
      <text:p text:style-name="P2"><text:s text:c="8"/>fprintf(fp,"\n");</text:p>
      <text:p text:style-name="P2"><text:s text:c="4"/>}</text:p>
      <text:p text:style-name="P2"><text:s text:c="4"/>fclose(fp);</text:p>
      <text:p text:style-name="P2"><text:s text:c="4"/>return 0;</text:p>
      <text:p text:style-name="P2">}</text:p>
      <text:p text:style-name="P5"><text:soft-page-break/><text:span text:style-name="T9">3) </text:span><text:span text:style-name="T8">D</text:span><text:span text:style-name="T7">ecoding Algorithm to decode a Batch-wise Haar encoded matrix:</text:span></text:p>
      <text:p text:style-name="P5"/>
      <text:p text:style-name="P5"/>
      <text:p text:style-name="P6">#include &lt;stdio.h&gt;</text:p>
      <text:p text:style-name="P6">#include &lt;math.h&gt;</text:p>
      <text:p text:style-name="P6">int main(void){</text:p>
      <text:p text:style-name="P6"><text:tab/>float comp[568][568];</text:p>
      <text:p text:style-name="P6"><text:tab/>FILE *fp;</text:p>
      <text:p text:style-name="P6"><text:tab/>fp = fopen("fileLocation","r");</text:p>
      <text:p text:style-name="P6"><text:tab/>for(int i=0;i&lt;568;i++){</text:p>
      <text:p text:style-name="P6"><text:tab/><text:tab/>for(int j=0;j&lt;568;j++){</text:p>
      <text:p text:style-name="P6"><text:tab/><text:tab/><text:tab/>fscanf(fp,"%f",&amp;comp[i][j]);</text:p>
      <text:p text:style-name="P6"><text:tab/><text:tab/>}</text:p>
      <text:p text:style-name="P6"><text:tab/>}</text:p>
      <text:p text:style-name="P6"><text:tab/>fclose(fp);</text:p>
      <text:p text:style-name="P6"><text:tab/>int invh[8][8] = {{1,1,1,0,1,0,0,0}, <text:s text:c="19"/>//Inverse haar matrix of 8*8 order.</text:p>
      <text:p text:style-name="P6"><text:tab/><text:tab/><text:tab/>{1,1,1,0,-1,0,0,0},</text:p>
      <text:p text:style-name="P6"><text:tab/><text:tab/><text:tab/>{1,1,-1,0,0,1,0,0},</text:p>
      <text:p text:style-name="P6"><text:tab/><text:tab/><text:tab/>{1,1,-1,0,0,-1,0,0},</text:p>
      <text:p text:style-name="P6"><text:tab/><text:tab/><text:tab/>{1,-1,0,1,0,0,1,0},</text:p>
      <text:p text:style-name="P6"><text:tab/><text:tab/><text:tab/>{1,-1,0,1,0,0,-1,0},</text:p>
      <text:p text:style-name="P6"><text:tab/><text:tab/><text:tab/>{1,-1,0,-1,0,0,0,1},</text:p>
      <text:p text:style-name="P6"><text:tab/><text:tab/><text:tab/>{1,-1,0,-1,0,0,0,-1}};</text:p>
      <text:p text:style-name="P6"><text:tab/>int invht[8][8] = {{1,1,1,1,1,1,1,1},</text:p>
      <text:p text:style-name="P6"><text:tab/><text:tab/><text:tab/>{1,1,1,1,-1,-1,-1,-1},</text:p>
      <text:p text:style-name="P6"><text:tab/><text:tab/><text:tab/>{1,1,-1,-1,0,0,0,0},</text:p>
      <text:p text:style-name="P6"><text:tab/><text:tab/><text:tab/>{0,0,0,0,1,1,-1,-1},</text:p>
      <text:p text:style-name="P6"><text:tab/><text:tab/><text:tab/>{1,-1,0,0,0,0,0,0},</text:p>
      <text:p text:style-name="P6"><text:tab/><text:tab/><text:tab/>{0,0,1,-1,0,0,0,0},</text:p>
      <text:p text:style-name="P6"><text:tab/><text:tab/><text:tab/>{0,0,0,0,1,-1,0,0},</text:p>
      <text:p text:style-name="P6"><text:tab/><text:tab/><text:tab/>{0,0,0,0,0,0,1,-1}};</text:p>
      <text:p text:style-name="P6"><text:tab/>int x=0,y=0;</text:p>
      <text:p text:style-name="P6"><text:tab/>float temp[8][8];</text:p>
      <text:p text:style-name="P6"><text:tab/>while(x&lt;=560){</text:p>
      <text:p text:style-name="P6"><text:tab/><text:tab/>y=0;</text:p>
      <text:p text:style-name="P6"><text:tab/><text:tab/>while(y&lt;=560){</text:p>
      <text:p text:style-name="P6"><text:tab/><text:tab/><text:tab/>for(int i=x;i&lt;x+8;i++){</text:p>
      <text:p text:style-name="P6"><text:tab/><text:tab/><text:tab/><text:tab/>for(int j=y;j&lt;y+8;j++){</text:p>
      <text:p text:style-name="P6"><text:tab/><text:tab/><text:tab/><text:tab/><text:tab/>int k,l;</text:p>
      <text:p text:style-name="P6"><text:tab/><text:tab/><text:tab/><text:tab/><text:tab/>temp[i%8][j%8]=0;</text:p>
      <text:p text:style-name="P6"><text:tab/><text:tab/><text:tab/><text:tab/><text:tab/>for(k=x,l=y;k&lt;x+8&amp;&amp;l&lt;y+8;k++,l++){</text:p>
      <text:p text:style-name="P6"><text:tab/><text:tab/><text:tab/><text:tab/><text:tab/><text:tab/>temp[i%8][j%8] += invh[i%8][l%8]*comp[k][j];</text:p>
      <text:p text:style-name="P6"><text:tab/><text:tab/><text:tab/><text:tab/><text:tab/>}</text:p>
      <text:p text:style-name="P6"><text:tab/><text:tab/><text:tab/><text:tab/>}</text:p>
      <text:p text:style-name="P6"><text:tab/><text:tab/><text:tab/>}</text:p>
      <text:p text:style-name="P6"><text:tab/><text:tab/><text:tab/>for(int i=x;i&lt;x+8;i++){</text:p>
      <text:p text:style-name="P6"><text:tab/><text:tab/><text:tab/><text:tab/>for(int j=y;j&lt;y+8;j++){</text:p>
      <text:p text:style-name="P6"><text:tab/><text:tab/><text:tab/><text:tab/><text:tab/>comp[i][j] = temp[i%8][j%8];</text:p>
      <text:p text:style-name="P6"><text:tab/><text:tab/><text:tab/><text:tab/>}</text:p>
      <text:p text:style-name="P6"><text:tab/><text:tab/><text:tab/>}</text:p>
      <text:p text:style-name="P6"><text:tab/><text:tab/><text:tab/>y = y+8;</text:p>
      <text:p text:style-name="P6"><text:tab/><text:tab/>}</text:p>
      <text:p text:style-name="P6"><text:soft-page-break/><text:tab/>x = x+8;</text:p>
      <text:p text:style-name="P6"><text:tab/>}</text:p>
      <text:p text:style-name="P6"><text:tab/>x = 0;</text:p>
      <text:p text:style-name="P6"><text:tab/>y = 0;</text:p>
      <text:p text:style-name="P6"><text:tab/>while(x&lt;=560){</text:p>
      <text:p text:style-name="P6"><text:tab/><text:tab/>y=0;</text:p>
      <text:p text:style-name="P6"><text:tab/><text:tab/>while(y&lt;=560){</text:p>
      <text:p text:style-name="P6"><text:tab/><text:tab/><text:tab/>for(int i=x;i&lt;x+8;i++){</text:p>
      <text:p text:style-name="P6"><text:tab/><text:tab/><text:tab/><text:tab/>for(int j=y;j&lt;y+8;j++){</text:p>
      <text:p text:style-name="P6"><text:tab/><text:tab/><text:tab/><text:tab/><text:tab/>int k,l;</text:p>
      <text:p text:style-name="P6"><text:tab/><text:tab/><text:tab/><text:tab/><text:tab/>temp[i%8][j%8]=0;</text:p>
      <text:p text:style-name="P6"><text:tab/><text:tab/><text:tab/><text:tab/><text:tab/>for(k=x,l=y;k&lt;x+8&amp;&amp;l&lt;y+8;k++,l++){</text:p>
      <text:p text:style-name="P6"><text:tab/><text:tab/><text:tab/><text:tab/><text:tab/><text:tab/>temp[i%8][j%8] += comp[i][l]*invht[k%8][j%8];</text:p>
      <text:p text:style-name="P6"><text:tab/><text:tab/><text:tab/><text:tab/><text:tab/>}</text:p>
      <text:p text:style-name="P6"><text:tab/><text:tab/><text:tab/><text:tab/>}</text:p>
      <text:p text:style-name="P6"><text:tab/><text:tab/><text:tab/>}</text:p>
      <text:p text:style-name="P6"><text:tab/><text:tab/><text:tab/>for(int i=x;i&lt;x+8;i++){</text:p>
      <text:p text:style-name="P6"><text:tab/><text:tab/><text:tab/><text:tab/>for(int j=y;j&lt;y+8;j++){</text:p>
      <text:p text:style-name="P6"><text:tab/><text:tab/><text:tab/><text:tab/><text:tab/>comp[i][j] = temp[i%8][j%8];</text:p>
      <text:p text:style-name="P6"><text:tab/><text:tab/><text:tab/><text:tab/>}</text:p>
      <text:p text:style-name="P6"><text:tab/><text:tab/><text:tab/>}</text:p>
      <text:p text:style-name="P6"><text:tab/><text:tab/><text:tab/>y = y+8;</text:p>
      <text:p text:style-name="P6"><text:tab/><text:tab/>}</text:p>
      <text:p text:style-name="P6"><text:tab/>x = x+8;</text:p>
      <text:p text:style-name="P6"><text:tab/>}</text:p>
      <text:p text:style-name="P6"><text:tab/>fp = fopen("fileLocation","w");</text:p>
      <text:p text:style-name="P6"><text:tab/>for(int i=0;i&lt;568;i++){</text:p>
      <text:p text:style-name="P6"><text:tab/><text:tab/>for(int j=0;j&lt;568;j++){</text:p>
      <text:p text:style-name="P6"><text:tab/><text:tab/><text:tab/>fprintf(fp,"%d <text:s/>",(int)round(comp[i][j]));</text:p>
      <text:p text:style-name="P6"><text:tab/><text:tab/>}</text:p>
      <text:p text:style-name="P6"><text:tab/><text:tab/>fprintf(fp,"\n");</text:p>
      <text:p text:style-name="P6"><text:tab/>}</text:p>
      <text:p text:style-name="P6"><text:tab/>fclose(fp);</text:p>
      <text:p text:style-name="P6"><text:tab/>return 0;<text:tab/><text:tab/>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text:span text:style-name="T12">4) </text:span><text:span text:style-name="T11">Algorithm for LZW in C</text:span><text:span text:style-name="T10"> :</text:span></text:p>
      <text:p text:style-name="P1"/>
      <text:p text:style-name="P1">#include &lt;stdio.h&gt;</text:p>
      <text:p text:style-name="P1">#include &lt;math.h&gt;</text:p>
      <text:p text:style-name="P1">#include &lt;string.h&gt;</text:p>
      <text:p text:style-name="P1">#include &lt;stdlib.h&gt;</text:p>
      <text:p text:style-name="P1">int main()</text:p>
      <text:p text:style-name="P1">{</text:p>
      <text:p text:style-name="P1"><text:s text:c="4"/>int a,b;</text:p>
      <text:p text:style-name="P1"><text:s text:c="4"/>printf("Enter the actual no. of bits used for the grey scale:\n");</text:p>
      <text:p text:style-name="P1"><text:s text:c="4"/>scanf("%d",&amp;a);</text:p>
      <text:p text:style-name="P1"><text:s text:c="4"/>KK:</text:p>
      <text:p text:style-name="P1"><text:s text:c="4"/>printf("Enter the max. no. of bits for LZW compression:\n");</text:p>
      <text:p text:style-name="P1"><text:s text:c="4"/>scanf("%d",&amp;b);</text:p>
      <text:p text:style-name="P1"><text:s text:c="4"/>if(b&lt;a) goto KK;</text:p>
      <text:p text:style-name="P1"><text:s text:c="4"/>int comp_space = pow(2,b)-pow(2,a);</text:p>
      <text:p text:style-name="P1"><text:s text:c="4"/>int n;</text:p>
      <text:p text:style-name="P1"><text:s text:c="4"/>printf("Enter the size of the input matrix\n");</text:p>
      <text:p text:style-name="P1"><text:s text:c="4"/>scanf("%d",&amp;n);</text:p>
      <text:p text:style-name="P1"><text:s text:c="4"/>int *in_matrix = (int *)calloc(sizeof(int),(int)pow(n,2));</text:p>
      <text:p text:style-name="P1"><text:s text:c="4"/>int j =0;</text:p>
      <text:p text:style-name="P1"><text:s text:c="4"/>//printf("Enter the input matrix");</text:p>
      <text:p text:style-name="P1"><text:s text:c="4"/>FILE *flp;</text:p>
      <text:p text:style-name="P1"><text:s text:c="4"/>flp = fopen("<text:span text:style-name="T13">FILE LOCATION</text:span>","r");</text:p>
      <text:p text:style-name="P1"><text:s text:c="4"/>if(flp==NULL){</text:p>
      <text:p text:style-name="P1"><text:s text:c="4"/><text:tab/>printf("Input file cant be opened");</text:p>
      <text:p text:style-name="P1"><text:s text:c="4"/><text:tab/>return 1;</text:p>
      <text:p text:style-name="P1"><text:s text:c="4"/><text:tab/>}</text:p>
      <text:p text:style-name="P1"><text:s text:c="4"/>while(j&lt;(int)pow(n,2)){</text:p>
      <text:p text:style-name="P1"><text:s text:c="8"/>fscanf(flp,"%d",&amp;in_matrix[j]);</text:p>
      <text:p text:style-name="P1"><text:s text:c="8"/>if(in_matrix[j]&lt;(int)pow(2,a)) j++;</text:p>
      <text:p text:style-name="P1"><text:s text:c="4"/>}</text:p>
      <text:p text:style-name="P1"><text:s text:c="4"/>fclose(flp);</text:p>
      <text:p text:style-name="P1"><text:s text:c="4"/>long dict[comp_space];</text:p>
      <text:p text:style-name="P1"><text:s text:c="4"/>int encoded_op[comp_space];</text:p>
      <text:p text:style-name="P1"><text:s text:c="4"/>for(int o=0;o&lt;comp_space;o++){</text:p>
      <text:p text:style-name="P1"><text:s text:c="8"/>encoded_op[o] = -1;</text:p>
      <text:p text:style-name="P1"><text:s text:c="8"/>dict[o] = -1;</text:p>
      <text:p text:style-name="P1"><text:s text:c="4"/>}</text:p>
      <text:p text:style-name="P1"><text:s text:c="4"/>int i=0;j=0;int k =0;</text:p>
      <text:p text:style-name="P1"><text:s text:c="4"/>while(i&lt;(int)pow(n,2)){</text:p>
      <text:p text:style-name="P1"><text:s text:c="8"/>if(i==0) dict[j] = -2;</text:p>
      <text:p text:style-name="P1"><text:s text:c="8"/>else if(i&lt;=(int)(pow(n,2))-1){</text:p>
      <text:p text:style-name="P1"><text:s text:c="12"/>char s1[50];</text:p>
      <text:p text:style-name="P1"><text:s text:c="12"/>char s2[50];</text:p>
      <text:p text:style-name="P1"><text:s text:c="12"/>int aa;</text:p>
      <text:p text:style-name="P1"><text:s text:c="12"/>char *p;</text:p>
      <text:p text:style-name="P1"><text:s text:c="12"/>if(dict[j-1]!=0) aa = in_matrix[i-1];</text:p>
      <text:p text:style-name="P1"><text:s text:c="12"/>sprintf(s1,"%d",aa);</text:p>
      <text:p text:style-name="P1"><text:s text:c="12"/>sprintf(s2,"%d",in_matrix[i]);</text:p>
      <text:p text:style-name="P1"><text:s text:c="12"/>strcat(s1,s2);</text:p>
      <text:p text:style-name="P1"><text:s text:c="12"/>long c = strtol(s1,&amp;p,10);</text:p>
      <text:p text:style-name="P1"><text:soft-page-break/><text:s text:c="12"/>for(int l=0;l&lt;i;l++){</text:p>
      <text:p text:style-name="P1"><text:s text:c="16"/>if(c==dict[l]){</text:p>
      <text:p text:style-name="P1"><text:s text:c="20"/>dict[j]=0;</text:p>
      <text:p text:style-name="P1"><text:s text:c="20"/>encoded_op[k]=-2;</text:p>
      <text:p text:style-name="P1"><text:s text:c="20"/>aa = dict[l];</text:p>
      <text:p text:style-name="P1"><text:s text:c="20"/>break;</text:p>
      <text:p text:style-name="P1"><text:s text:c="16"/>} </text:p>
      <text:p text:style-name="P1"><text:s text:c="16"/>else{</text:p>
      <text:p text:style-name="P1"><text:s text:c="20"/>int counter=0;</text:p>
      <text:p text:style-name="P1"><text:s text:c="20"/>dict[j]=c;</text:p>
      <text:p text:style-name="P1"><text:s text:c="20"/>if(aa&lt;(int)pow(2,a)&amp;&amp;dict[j]!=0) encoded_op[k] = aa;</text:p>
      <text:p text:style-name="P1"><text:s text:c="20"/>else{</text:p>
      <text:p text:style-name="P1"><text:s text:c="24"/>for(int x=0;x&lt;i;x++){</text:p>
      <text:p text:style-name="P1"><text:s text:c="28"/>if(dict[x]&gt;0) counter++;</text:p>
      <text:p text:style-name="P1"><text:s text:c="28"/>if(aa==dict[x]){</text:p>
      <text:p text:style-name="P1"><text:s text:c="32"/>encoded_op[k] = pow(2,a)+counter-1;</text:p>
      <text:p text:style-name="P1"><text:s text:c="32"/>break;</text:p>
      <text:p text:style-name="P1"><text:s text:c="28"/>}</text:p>
      <text:p text:style-name="P1"><text:s text:c="24"/>}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><text:s text:c="8"/>if(i==(int)(pow(n,2)-1)) encoded_op[i+1] = in_matrix[i];</text:p>
      <text:p text:style-name="P1"><text:s text:c="8"/>i++;</text:p>
      <text:p text:style-name="P1"><text:s text:c="8"/>j++;</text:p>
      <text:p text:style-name="P1"><text:s text:c="8"/>k++;</text:p>
      <text:p text:style-name="P1"><text:s text:c="4"/>}</text:p>
      <text:p text:style-name="P1"><text:s text:c="4"/>int counter,counter1,max_en=0,max_di=0;</text:p>
      <text:p text:style-name="P1"><text:s text:c="4"/>for(int o=0;o&lt;comp_space;o++){</text:p>
      <text:p text:style-name="P1"><text:s text:c="8"/>if(encoded_op[o]!=-1) counter++;</text:p>
      <text:p text:style-name="P1"><text:s text:c="8"/>if(dict[o]&gt;=0) counter1++;</text:p>
      <text:p text:style-name="P1"><text:s text:c="8"/>int en=0;</text:p>
      <text:p text:style-name="P1"><text:s text:c="8"/>while((encoded_op[o]/pow(10,en))&amp;&amp;encoded_op[o]&gt;=0){</text:p>
      <text:p text:style-name="P1"><text:s text:c="12"/>if(max_en&lt;en&amp;&amp;(encoded_op[o]/pow(10,en))==0) max_en = en;</text:p>
      <text:p text:style-name="P1"><text:s text:c="12"/>en++;</text:p>
      <text:p text:style-name="P1"><text:s text:c="8"/>}</text:p>
      <text:p text:style-name="P1"><text:s text:c="8"/>int di=0;</text:p>
      <text:p text:style-name="P1"><text:s text:c="8"/>while((dict[o]/pow(10,di))&amp;&amp;dict[o]&gt;0){</text:p>
      <text:p text:style-name="P1"><text:s text:c="12"/>if(max_di&lt;di&amp;&amp;(dict[o]/pow(10,di))==0) max_di = di;</text:p>
      <text:p text:style-name="P1"><text:s text:c="12"/>di++;</text:p>
      <text:p text:style-name="P1"><text:s text:c="8"/>}</text:p>
      <text:p text:style-name="P1"><text:s text:c="4"/>}</text:p>
      <text:p text:style-name="P1"><text:s text:c="4"/>//printf("\ncounter= %d\ncounter1= %d\nmax_en= %d\nmax_di= %d\n",counter,counter1,max_en,max_di);</text:p>
      <text:p text:style-name="P1"><text:s text:c="4"/>//printf("\nEncoded Dictionary Array:\n");</text:p>
      <text:p text:style-name="P1"><text:s text:c="4"/>FILE *fp;</text:p>
      <text:p text:style-name="P1"><text:s text:c="4"/>fp = fopen("<text:span text:style-name="T13">FILE LOCATION</text:span>","w");</text:p>
      <text:p text:style-name="P1"><text:s text:c="4"/>char encoded[counter+1][max_en];</text:p>
      <text:p text:style-name="P1"><text:s text:c="4"/>char dictionary[counter1+1][max_di];</text:p>
      <text:p text:style-name="P1"><text:s text:c="4"/>int y=0;</text:p>
      <text:p text:style-name="P1"><text:s text:c="4"/>for(int x=0;x&lt;counter+1;x++){<text:tab/><text:tab/>//or comp_space</text:p>
      <text:p text:style-name="P1"><text:soft-page-break/><text:s text:c="8"/>if(encoded_op[x]&gt;=0){</text:p>
      <text:p text:style-name="P1"><text:s text:c="12"/>sprintf(encoded[y],"%d",encoded_op[x]);</text:p>
      <text:p text:style-name="P1"><text:s text:c="12"/>//if(encoded_op[x]&gt;0) fprintf(fp, "%d <text:s/>",encoded_op[x]);</text:p>
      <text:p text:style-name="P1"><text:s text:c="12"/>fprintf(fp, "%s <text:s/>",encoded[y]);<text:tab/></text:p>
      <text:p text:style-name="P1"><text:s text:c="12"/>y++;</text:p>
      <text:p text:style-name="P1"><text:s text:c="8"/>} </text:p>
      <text:p text:style-name="P1"><text:s text:c="4"/>}</text:p>
      <text:p text:style-name="P1"><text:s text:c="4"/>fprintf(fp,"\n\n");</text:p>
      <text:p text:style-name="P1"><text:s text:c="4"/>//printf("\nDictionary Array:\n");</text:p>
      <text:p text:style-name="P1"><text:s text:c="4"/>for(int x=0;x&lt;counter1+1;x++){<text:tab/><text:tab/>//or comp_space</text:p>
      <text:p text:style-name="P1"><text:s text:c="8"/>if(dict[x]&gt;0){ </text:p>
      <text:p text:style-name="P1"><text:s text:c="12"/>sprintf(dictionary[y],"%ld",dict[x]);</text:p>
      <text:p text:style-name="P1"><text:s text:c="12"/>//if(dict[x]&gt;0) fprintf(fp,"%ld <text:s/>",dict[x]);</text:p>
      <text:p text:style-name="P1"><text:s text:c="12"/>fprintf(fp,"%s <text:s/>",dictionary[x]);</text:p>
      <text:p text:style-name="P1"><text:s text:c="12"/>y++;</text:p>
      <text:p text:style-name="P1"><text:s text:c="8"/>}</text:p>
      <text:p text:style-name="P1"><text:s text:c="4"/>}</text:p>
      <text:p text:style-name="P1"><text:s text:c="4"/>free(in_matrix);</text:p>
      <text:p text:style-name="P1"><text:s text:c="4"/>fclose(fp);</text:p>
      <text:p text:style-name="P1"><text:s text:c="4"/>return 0;</text:p>
      <text:p text:style-name="P1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6:15:53.052626900</meta:creation-date>
    <dc:date>2022-11-21T16:25:18.326817731</dc:date>
    <meta:editing-duration>PT9M26S</meta:editing-duration>
    <meta:editing-cycles>1</meta:editing-cycles>
    <meta:document-statistic meta:table-count="0" meta:image-count="0" meta:object-count="0" meta:page-count="10" meta:paragraph-count="447" meta:word-count="882" meta:character-count="12060" meta:non-whitespace-character-count="8217"/>
    <meta:generator>LibreOffice/7.3.6.2$Linux_X86_64 LibreOffice_project/30$Build-2</meta:generator>
  </office:meta>
</office:document-meta>
</file>